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45cm" fo:min-width="2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45cm" fo:min-width="2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837cm" fo:min-width="0.8cm"/>
    </style:style>
    <style:style style:name="gr5" style:family="graphic" style:parent-style-name="standard">
      <style:graphic-properties draw:fill="none" draw:fill-color="#b2b2b2" draw:textarea-horizontal-align="justify" draw:textarea-vertical-align="middle" draw:auto-grow-height="false" fo:min-height="0.837cm" fo:min-width="0.8cm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81d4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center"/>
      <style:text-properties style:text-position="0% 100%"/>
    </style:style>
    <style:style style:name="P6" style:family="paragraph">
      <loext:graphic-properties draw:fill-color="#b2b2b2"/>
      <style:paragraph-properties fo:text-align="center"/>
      <style:text-properties style:text-position="0% 100%"/>
    </style:style>
    <style:style style:name="P7" style:family="paragraph">
      <loext:graphic-properties draw:fill="none" draw:fill-color="#b2b2b2"/>
      <style:paragraph-properties fo:text-align="center"/>
      <style:text-properties style:text-position="0% 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0.7cm" svg:x="1.6cm" svg:y="1.4cm">
          <text:p text:style-name="P1">lo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7cm" svg:x="4.5cm" svg:y="1.4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7cm" svg:x="7.4cm" svg:y="1.4cm">
          <text:p text:style-name="P1">p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7cm" svg:x="10.3cm" svg:y="1.4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7cm" svg:x="13.1cm" svg:y="1.4cm">
          <text:p text:style-name="P1">page _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7cm" svg:x="16.9cm" svg:y="1.4cm">
          <text:p text:style-name="P1">compi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3cm" svg:height="1.087cm" svg:x="4.5cm" svg:y="12.913cm">
          <text:p text:style-name="P1">x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3cm" svg:height="1.087cm" svg:x="4.5cm" svg:y="14.013cm">
          <text:p text:style-name="P5"><text:span text:style-name="T2">y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cm" svg:height="1.087cm" svg:x="5.8cm" svg:y="12.913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cm" svg:height="1.087cm" svg:x="5.8cm" svg:y="14.013cm">
          <text:p text:style-name="P5"><text:span text:style-name="T2">-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2.2cm" svg:y1="12cm" svg:x2="18.3cm" svg:y2="12cm">
          <text:p/>
        </draw:line>
        <draw:line draw:style-name="gr7" draw:text-style-name="P8" draw:layer="layout" svg:x1="10.1cm" svg:y1="5.6cm" svg:x2="12.3cm" svg:y2="7.8cm">
          <text:p/>
        </draw:line>
        <draw:line draw:style-name="gr7" draw:text-style-name="P8" draw:layer="layout" svg:x1="12.3cm" svg:y1="7.8cm" svg:x2="12.3cm" svg:y2="10.4cm">
          <text:p/>
        </draw:line>
        <draw:line draw:style-name="gr8" draw:text-style-name="P8" draw:layer="layout" svg:x1="10.1cm" svg:y1="5.6cm" svg:x2="9.2cm" svg:y2="8.2cm">
          <text:p/>
        </draw:line>
        <draw:line draw:style-name="gr9" draw:text-style-name="P8" draw:layer="layout" svg:x1="9.2cm" svg:y1="8.2cm" svg:x2="7.9cm" svg:y2="10.1cm">
          <text:p/>
        </draw:line>
        <draw:custom-shape draw:style-name="gr5" draw:text-style-name="P7" draw:layer="layout" svg:width="1.3cm" svg:height="1.087cm" svg:x="7.1cm" svg:y="12.913cm">
          <text:p text:style-name="P5"><text:span text:style-name="T2">-4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cm" svg:height="1.087cm" svg:x="8.4cm" svg:y="12.9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cm" svg:height="1.087cm" svg:x="7.1cm" svg:y="14.013cm">
          <text:p text:style-name="P5"><text:span text:style-name="T2">-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3cm" svg:height="1.087cm" svg:x="8.4cm" svg:y="14.013cm">
          <text:p text:style-name="P5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3cm" svg:height="1.087cm" svg:x="11.2cm" svg:y="12.913cm">
          <text:p text:style-name="P1">lx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3cm" svg:height="1.087cm" svg:x="11.2cm" svg:y="14.013cm">
          <text:p text:style-name="P5"><text:span text:style-name="T2">l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cm" svg:height="1.087cm" svg:x="12.5cm" svg:y="12.91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cm" svg:height="1.087cm" svg:x="12.5cm" svg:y="14.013cm">
          <text:p text:style-name="P5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3cm" svg:height="1.087cm" svg:x="13.8cm" svg:y="12.913cm">
          <text:p text:style-name="P5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3cm" svg:height="1.087cm" svg:x="13.8cm" svg:y="14.013cm">
          <text:p text:style-name="P5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0.709cm" svg:height="1.825cm" svg:x="2.9cm" svg:y="16.4cm">
          <draw:text-box>
            <text:p>lx и ly — длинны линий (части ног)</text:p>
            <text:p><text:span text:style-name="T2">x</text:span><text:span text:style-name="T1">i</text:span><text:span text:style-name="T2"> и y</text:span><text:span text:style-name="T1">i</text:span><text:span text:style-name="T2"> — углы лини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22T16:00:44.789069345</meta:creation-date>
    <dc:date>2023-03-22T16:12:28.634959300</dc:date>
    <meta:editing-duration>PT10S</meta:editing-duration>
    <meta:editing-cycles>1</meta:editing-cycles>
    <meta:document-statistic meta:object-count="26"/>
    <meta:generator>LibreOffice/6.1.5.2$Linux_X86_64 LibreOffice_project/10$Build-2</meta:generator>
  </office:meta>
</office:document-meta>
</file>